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_Histórico de deployment_</text:p>
      <text:p text:style-name="Standard"/>
      <text:p text:style-name="Standard">Caso seja necessário mudar a versão de umj deplkoyment, por exemplo App 1.0 para App 1.1, se realizo o "kubectl remove", removendo os pods, eu mato todos os clusters e causo um downtime. Se a aplicação está em produção, em uso, quem estiver acessando ficará sem acesso, mesmo que por alguns segundos.</text:p>
      <text:p text:style-name="Standard"/>
      <text:p text:style-name="Standard"/>
      <text:p text:style-name="Standard">Para esse caso, o padrão do kubernetes, é matado 1 pod e subido a nova versão. Feito isso, a atualização será feita gradualmente, sendo que o pod com a nova versão mata o próximo, o posterior mata o seguinte, e assim por diante.</text:p>
      <text:p text:style-name="Standard"/>
      <text:p text:style-name="Standard">Eu não tenho hoje um histórico dos applys e versionamento dessa aplicação.</text:p>
      <text:p text:style-name="Standard"/>
      <text:p text:style-name="Standard">********************</text:p>
      <text:p text:style-name="Standard"/>
      <text:p text:style-name="Standard">_History e undo_</text:p>
      <text:p text:style-name="Standard"/>
      <text:p text:style-name="Standard">Arquivo criado:</text:p>
      <text:p text:style-name="Standard">/rollout/deploy.yml</text:p>
      <text:p text:style-name="Standard"/>
      <text:p text:style-name="Standard">kubectl apply -f deploy.yml</text:p>
      <text:p text:style-name="Standard">COmando para aplicar e subir deploy</text:p>
      <text:p text:style-name="Standard"/>
      <text:p text:style-name="Standard">kubectl rollout history deployment httpd</text:p>
      <text:p text:style-name="Standard">Comando para mostrar o histório de versionamento/revisão do deployment. </text:p>
      <text:p text:style-name="Standard"/>
      <text:p text:style-name="Standard">kubectl apply -f deploy.yml --record</text:p>
      <text:p text:style-name="Standard">COmando para aplicar e subir deploy e armazenar o deploy de forma correta.</text:p>
      <text:p text:style-name="Standard"/>
      <text:p text:style-name="Standard">Executando o "kubectl rollout history", mostrará o histórico de comando executado, contendo também o nome do arquivo. O ideal é quando for criado um novo arquivo yml, especificar no nome dele o versionamento.</text:p>
      <text:p text:style-name="Standard"/>
      <text:p text:style-name="Standard">kubectl rollout undo deployment httpd</text:p>
      <text:p text:style-name="Standard">Comando para voltar a versão anterior do deploy</text:p>
      <text:p text:style-name="Standard"/>
      <text:p text:style-name="Standard">kubectl rollout undo deployment httpd --to-revision=1</text:p>
      <text:p text:style-name="Standard">Comando para voltar a versão/revisão 1 do histórico de versões do deploy</text:p>
      <text:p text:style-name="Standard"/>
      <text:p text:style-name="Standard">*********************</text:p>
      <text:p text:style-name="Standard"/>
      <text:p text:style-name="Standard">_Organizando o histórico de deployment_</text:p>
      <text:p text:style-name="Standard"/>
      <text:p text:style-name="Standard">Arquivo criado: </text:p>
      <text:p text:style-name="Standard">/rollout/app-html_1.0.yml</text:p>
      <text:p text:style-name="Standard">/rollout/app-html_1.1.yml</text:p>
      <text:p text:style-name="Standard"/>
      <text:p text:style-name="Standard">Para controle de versionamento, sempre criar novos arquivos e especificar a versão na nomenclatura.</text:p>
      <text:p text:style-name="Standard"/>
      <text:p text:style-name="Standard">******************************</text:p>
      <text:p text:style-name="Standard"><text:soft-page-break/></text:p>
      <text:p text:style-name="Standard">_Secrets_</text:p>
      <text:p text:style-name="Standard"/>
      <text:p text:style-name="Standard">Um Secret é um objeto que contém uma pequena quantidade de informação sensível, como senhas, tokens ou chaves. Este tipo de informação poderia, em outras circunstâncias, ser colocada diretamente em uma configuração de Pod ou em uma imagem de contêiner. O uso de Secrets evita que você tenha de incluir dados confidenciais no seu código.</text:p>
      <text:p text:style-name="Standard"/>
      <text:p text:style-name="Standard">Secrets podem ser criados de forma independente dos Pods que os consomem. Isto reduz o risco de que o Secret e seus dados sejam expostos durante o processo de criação, visualização e edição ou atualização de Pods.</text:p>
      <text:p text:style-name="Standard"/>
      <text:p text:style-name="Standard"/>
      <text:p text:style-name="Standard">Arquivo criado:</text:p>
      <text:p text:style-name="Standard">/rollout/secret.yml</text:p>
      <text:p text:style-name="Standard">/rollout/mysql.yml</text:p>
      <text:p text:style-name="Standard"/>
      <text:p text:style-name="Standard">kubectl apply -f .\secret.yml</text:p>
      <text:p text:style-name="Standard">Comando para subir o arquivo de secrets.</text:p>
      <text:p text:style-name="Standard"/>
      <text:p text:style-name="Standard">kubectl get secrets</text:p>
      <text:p text:style-name="Standard">Comando para obter todos os secrets</text:p>
      <text:p text:style-name="Standard"/>
      <text:p text:style-name="Standard">kubectl apply -f .\mysql.yml</text:p>
      <text:p text:style-name="Standard">Comnando para subir deploy de banco MySQL, sendo que senha e database estão referenciados de definições em secret.</text:p>
      <text:p text:style-name="Standard"/>
      <text:p text:style-name="Standard">kubectl delete secret my-secret</text:p>
      <text:p text:style-name="Standard">Comando paraq remover secret</text:p>
      <text:p text:style-name="Standard"/>
      <text:p text:style-name="Standard"/>
      <text:p text:style-name="Standard"/>
      <text:p text:style-name="Standard"/>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2-13T21:16:01.140000000</dc:date>
    <meta:editing-duration>PT27M1S</meta:editing-duration>
    <meta:editing-cycles>2</meta:editing-cycles>
    <meta:generator>LibreOffice/7.3.0.3$Windows_X86_64 LibreOffice_project/0f246aa12d0eee4a0f7adcefbf7c878fc2238db3</meta:generator>
    <meta:document-statistic meta:table-count="0" meta:image-count="0" meta:object-count="0" meta:page-count="2" meta:paragraph-count="40" meta:word-count="397" meta:character-count="2587" meta:non-whitespace-character-count="2230"/>
  </office:meta>
</office:document-meta>
</file>